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mily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Jamiro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Lizz</text:p>
          </table:table-cell>
          <table:table-cell office:value-type="string" calcext:value-type="string">
            <text:p>DrHeinekl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ppyn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b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ff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yal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di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f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0:54:52.388000000</meta:creation-date>
    <dc:date>2023-10-02T02:12:35.443000000</dc:date>
    <meta:editing-duration>PT1H17M43S</meta:editing-duration>
    <meta:editing-cycles>1</meta:editing-cycles>
    <meta:document-statistic meta:table-count="1" meta:cell-count="207" meta:object-count="0"/>
    <meta:generator>LibreOffice/7.4.0.3$Windows_X86_64 LibreOffice_project/f85e47c08ddd19c015c0114a68350214f7066f5a</meta:generator>
  </office:meta>
</office:document-meta>
</file>